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a6b" officeooo:paragraph-rsid="00151a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own file and own things</text:p>
      <text:p text:style-name="P1">No colboration is done for this fil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5:12:42.078979832</meta:creation-date>
    <dc:date>2023-09-08T15:13:55.965048286</dc:date>
    <meta:editing-duration>PT1M15S</meta:editing-duration>
    <meta:editing-cycles>1</meta:editing-cycles>
    <meta:document-statistic meta:table-count="0" meta:image-count="0" meta:object-count="0" meta:page-count="1" meta:paragraph-count="2" meta:word-count="13" meta:character-count="62" meta:non-whitespace-character-count="51"/>
    <meta:generator>LibreOffice/7.3.5.2$Linux_X86_64 LibreOffice_project/30$Build-2</meta:generator>
  </office:meta>
</office:document-meta>
</file>